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Droid Sans Devanagari" svg:font-family="'Droid Sans Devanagari'" style:font-family-generic="swiss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T1" style:family="text">
      <style:text-properties fo:color="#18b2b2" style:font-name="monospace"/>
    </style:style>
    <style:style style:name="T2" style:family="text">
      <style:text-properties fo:color="#b26818" style:font-name="monospace"/>
    </style:style>
    <style:style style:name="T3" style:family="text">
      <style:text-properties fo:color="#000000" style:font-name="monospace"/>
    </style:style>
    <style:style style:name="T4" style:family="text">
      <style:text-properties fo:color="#b21818" style:font-name="monospace"/>
    </style:style>
    <style:style style:name="T5" style:family="text">
      <style:text-properties fo:color="#b218b2" style:font-name="monospace"/>
    </style:style>
    <style:style style:name="T6" style:family="text">
      <style:text-properties style:font-name="monospa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"><text:span text:style-name="T1">$py</text:span><text:span text:style-name="T2">.</text:span><text:span text:style-name="T1">run</text:span><text:span text:style-name="T3">(</text:span><text:span text:style-name="T2">q:</text:span><text:span text:style-name="T4">heredoc</text:span><text:span text:style-name="T5">/</text:span><text:span text:style-name="T4">PYTHON</text:span><text:span text:style-name="T5">/</text:span><text:span text:style-name="T3">)</text:span><text:span text:style-name="T2">;</text:span><text:span text:style-name="T3"> </text:span><text:span text:style-name="T6"><text:line-break/></text:span><text:span text:style-name="T6">   import PyQt4 </text:span><text:span text:style-name="T6"><text:line-break/></text:span><text:span text:style-name="T6">   import PyQt4</text:span><text:span text:style-name="T2">.</text:span><text:span text:style-name="T3">QtCore </text:span><text:span text:style-name="T6"><text:line-break/></text:span><text:span text:style-name="T6">   import PyQt4</text:span><text:span text:style-name="T2">.</text:span><text:span text:style-name="T3">QtGui </text:span><text:span text:style-name="T6"><text:line-break/></text:span><text:span text:style-name="T6">   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2">class</text:span><text:span text:style-name="T3"> MessageBox</text:span><text:span text:style-name="T3"><text:line-break/></text:span><text:span text:style-name="T3"><text:tab/></text:span><text:span text:style-name="T5">does </text:span><text:span text:style-name="T3">Inline::Python::PythonParent[</text:span><text:span text:style-name="T3"><text:line-break/></text:span><text:span text:style-name="T3"><text:tab/></text:span><text:span text:style-name="T3"><text:tab/></text:span><text:span text:style-name="T5">'</text:span><text:span text:style-name="T4">PyQt4.QtGui</text:span><text:span text:style-name="T5">'</text:span><text:span text:style-name="T2">,</text:span><text:span text:style-name="T3"><text:line-break/></text:span><text:span text:style-name="T3"><text:tab/></text:span><text:span text:style-name="T3"><text:tab/></text:span><text:span text:style-name="T5">'</text:span><text:span text:style-name="T4">QWidget</text:span><text:span text:style-name="T5">'</text:span><text:span text:style-name="T5"><text:line-break/></text:span><text:span text:style-name="T5"><text:tab/></text:span><text:span text:style-name="T3">]</text:span><text:span text:style-name="T3"><text:line-break/></text:span><text:span text:style-name="T3"> <text:s/>{ …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6">   </text:span><text:span text:style-name="T2">method</text:span><text:span text:style-name="T3"> setup() { </text:span><text:span text:style-name="T6"><text:line-break/></text:span><text:span text:style-name="T6">       </text:span><text:span text:style-name="T1">self</text:span><text:span text:style-name="T2">.</text:span><text:span text:style-name="T3">resize(</text:span><text:span text:style-name="T4">250</text:span><text:span text:style-name="T2">,</text:span><text:span text:style-name="T3"> </text:span><text:span text:style-name="T4">150</text:span><text:span text:style-name="T3">)</text:span><text:span text:style-name="T2">;</text:span><text:span text:style-name="T3"> </text:span><text:span text:style-name="T6"><text:line-break/></text:span><text:span text:style-name="T6">       </text:span><text:span text:style-name="T1">self</text:span><text:span text:style-name="T2">.</text:span><text:span text:style-name="T3">setWindowTitle(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5">'</text:span><text:span text:style-name="T4">message box</text:span><text:span text:style-name="T5">'</text:span><text:span text:style-name="T5"><text:line-break/></text:span><text:span text:style-name="T5"><text:tab/></text:span><text:span text:style-name="T5"><text:tab/></text:span><text:span text:style-name="T5"><text:tab/></text:span><text:span text:style-name="T5"> <text:s/></text:span><text:span text:style-name="T3">)</text:span><text:span text:style-name="T2">;</text:span><text:span text:style-name="T3"> </text:span><text:span text:style-name="T6"><text:line-break/></text:span><text:span text:style-name="T6">       </text:span><text:span text:style-name="T1">self</text:span><text:span text:style-name="T2">.</text:span><text:span text:style-name="T3">show()</text:span><text:span text:style-name="T2">;</text:span><text:span text:style-name="T3"> </text:span><text:span text:style-name="T6"><text:line-break/></text:span><text:span text:style-name="T6">       </text:span><text:span text:style-name="T1">self</text:span><text:span text:style-name="T2">.</text:span><text:span text:style-name="T3">center()</text:span><text:span text:style-name="T2">;</text:span><text:span text:style-name="T3"> </text:span><text:span text:style-name="T6"><text:line-break/></text:span><text:span text:style-name="T6">   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6">  </text:span><text:span text:style-name="T2">method</text:span><text:span text:style-name="T3"> closeEvent(</text:span><text:span text:style-name="T1">$event</text:span><text:span text:style-name="T3">) { </text:span><text:span text:style-name="T6"><text:line-break/></text:span><text:span text:style-name="T6">      </text:span><text:span text:style-name="T5">my</text:span><text:span text:style-name="T3"> </text:span><text:span text:style-name="T1">$reply</text:span><text:span text:style-name="T3"> </text:span><text:span text:style-name="T2">=</text:span><text:span text:style-name="T3"> </text:span><text:span text:style-name="T1">$py</text:span><text:span text:style-name="T2">.</text:span><text:span text:style-name="T3">invoke( </text:span><text:span text:style-name="T6"><text:line-break/></text:span><text:span text:style-name="T6">          </text:span><text:span text:style-name="T5">'</text:span><text:span text:style-name="T4">PyQt4.QtGui</text:span><text:span text:style-name="T5">'</text:span><text:span text:style-name="T2">,</text:span><text:span text:style-name="T3"> </text:span><text:span text:style-name="T6"><text:line-break/></text:span><text:span text:style-name="T6">          </text:span><text:span text:style-name="T5">'</text:span><text:span text:style-name="T4">QMessageBox</text:span><text:span text:style-name="T5">'</text:span><text:span text:style-name="T2">,</text:span><text:span text:style-name="T3"> </text:span><text:span text:style-name="T6"><text:line-break/></text:span><text:span text:style-name="T6">          </text:span><text:span text:style-name="T5">'</text:span><text:span text:style-name="T4">question</text:span><text:span text:style-name="T5">'</text:span><text:span text:style-name="T2">,</text:span><text:span text:style-name="T3"> </text:span><text:span text:style-name="T6"><text:line-break/></text:span><text:span text:style-name="T6">          </text:span><text:span text:style-name="T1">$</text:span><text:span text:style-name="T5">.</text:span><text:span text:style-name="T1">parent</text:span><text:span text:style-name="T2">,</text:span><text:span text:style-name="T3"> </text:span><text:span text:style-name="T6"><text:line-break/></text:span><text:span text:style-name="T6">          </text:span><text:span text:style-name="T5">'</text:span><text:span text:style-name="T4">Message</text:span><text:span text:style-name="T5">'</text:span><text:span text:style-name="T2">,</text:span><text:span text:style-name="T3"> </text:span><text:span text:style-name="T6"><text:line-break/></text:span><text:span text:style-name="T6">          </text:span><text:span text:style-name="T5">'</text:span><text:span text:style-name="T4">Are you sure to quit?</text:span><text:span text:style-name="T5">'</text:span><text:span text:style-name="T2">,</text:span><text:span text:style-name="T3"> </text:span><text:span text:style-name="T6"><text:line-break/></text:span><text:span text:style-name="T6">          YES</text:span><text:span text:style-name="T2">,</text:span><text:span text:style-name="T3"> </text:span><text:span text:style-name="T6"><text:line-break/></text:span><text:span text:style-name="T6">          DEFAULT</text:span><text:span text:style-name="T2">,</text:span><text:span text:style-name="T3"> </text:span><text:span text:style-name="T6"><text:line-break/></text:span><text:span text:style-name="T6">      )</text:span><text:span text:style-name="T2">;</text:span><text:span text:style-name="T3"> </text:span><text:span text:style-name="T6"><text:line-break/></text:span><text:span text:style-name="T6">      </text:span><text:span text:style-name="T1">$reply</text:span><text:span text:style-name="T3"> </text:span><text:span text:style-name="T2">==</text:span><text:span text:style-name="T3"> YES </text:span><text:span text:style-name="T2">??</text:span><text:span text:style-name="T3"> </text:span><text:span text:style-name="T1">$event</text:span><text:span text:style-name="T2">.</text:span><text:span text:style-name="T3">accept </text:span><text:span text:style-name="T2">!!</text:span><text:span text:style-name="T3"> </text:span><text:span text:style-name="T1">$event</text:span><text:span text:style-name="T2">.</text:span><text:span text:style-name="T3">ignore</text:span><text:span text:style-name="T2">;</text:span><text:span text:style-name="T3"> </text:span><text:span text:style-name="T6"><text:line-break/></text:span><text:span text:style-name="T6">  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5">my</text:span><text:span text:style-name="T3"> </text:span><text:span text:style-name="T1">$app</text:span><text:span text:style-name="T3"> </text:span><text:span text:style-name="T2">=</text:span><text:span text:style-name="T3"> </text:span><text:span text:style-name="T1">$py</text:span><text:span text:style-name="T2">.</text:span><text:span text:style-name="T3">call(</text:span><text:span text:style-name="T3"><text:line-break/></text:span><text:span text:style-name="T3"><text:tab/></text:span><text:span text:style-name="T5">'</text:span><text:span text:style-name="T4">PyQt4.QtGui</text:span><text:span text:style-name="T5">'</text:span><text:span text:style-name="T2">,</text:span><text:span text:style-name="T3"><text:line-break/></text:span><text:span text:style-name="T3"><text:tab/></text:span><text:span text:style-name="T5">'</text:span><text:span text:style-name="T4">QApplication</text:span><text:span text:style-name="T5">'</text:span><text:span text:style-name="T2">,</text:span><text:span text:style-name="T2"><text:line-break/></text:span><text:span text:style-name="T2"><text:tab/></text:span><text:span text:style-name="T3">[</text:span><text:span text:style-name="T5">'</text:span><text:span text:style-name="T4">pyqt4.t</text:span><text:span text:style-name="T5">'</text:span><text:span text:style-name="T3">]</text:span><text:span text:style-name="T2">,</text:span><text:span text:style-name="T3"><text:line-break/></text:span><text:span text:style-name="T3">)</text:span><text:span text:style-name="T2">;</text:span><text:span text:style-name="T6"><text:line-break/></text:span><text:span text:style-name="T5">my</text:span><text:span text:style-name="T3"> </text:span><text:span text:style-name="T1">$message_box</text:span><text:span text:style-name="T3"> </text:span><text:span text:style-name="T2">=</text:span><text:span text:style-name="T3"> MessageBox</text:span><text:span text:style-name="T2">.</text:span><text:span text:style-name="T1">new</text:span><text:span text:style-name="T2">;</text:span><text:span text:style-name="T6"><text:line-break/></text:span><text:span text:style-name="T1">$message_box</text:span><text:span text:style-name="T2">.</text:span><text:span text:style-name="T3">setup</text:span><text:span text:style-name="T2">;</text:span><text:span text:style-name="T6"><text:line-break/></text:span><text:span text:style-name="T1">$app</text:span><text:span text:style-name="T2">.</text:span><text:span text:style-name="T3">exec_</text:span><text:span text:style-name="T2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Droid Sans Devanagari" svg:font-family="'Droid Sans Devanagari'" style:font-family-generic="swiss"/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fo:font-size="12pt" fo:language="de" fo:country="AT" style:font-name-asian="F" style:font-family-generic-asian="roman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List" style:family="graphic">
      <style:paragraph-properties fo:margin-top="0cm" fo:margin-bottom="0.88cm" style:text-autospace="none"/>
      <style:text-properties style:font-name="Times New Roman" fo:font-family="'Times New Roman'" style:font-family-generic="roman" style:font-name-asian="Droid Sans Devanagari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2pt" fo:font-style="italic" style:font-name-asian="Droid Sans Devanagari" style:font-family-asian="'Droid Sans Devanagari'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="Times New Roman" fo:font-family="'Times New Roman'" style:font-family-generic="roman" style:font-name-asian="Droid Sans Devanagari" style:font-family-asian="'Droid Sans Devanagari'" style:font-family-generic-asian="swiss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1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Seifert</meta:initial-creator>
    <meta:creation-date>2015-01-26T21:53:08.648781407</meta:creation-date>
    <meta:editing-duration>PT21M39S</meta:editing-duration>
    <meta:editing-cycles>2</meta:editing-cycles>
    <dc:date>2015-01-26T22:14:44.858995930</dc:date>
    <dc:creator>Stefan Seifert</dc:creator>
    <meta:document-statistic meta:object-count="41"/>
    <meta:generator>LibreOffice/4.3.5.2.0$Linux_X86_64 LibreOffice_project/430m0$Build-2</meta:generator>
  </office:meta>
</office:document-meta>
</file>